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0152777777778cm" style:use-optimal-column-width="true"/>
    </style:style>
    <style:style style:name="co2" style:family="table-column">
      <style:table-column-properties fo:break-before="auto" style:column-width="7.91986111111111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4569444444444cm" style:use-optimal-column-width="true"/>
    </style:style>
    <style:style style:name="co8" style:family="table-column">
      <style:table-column-properties fo:break-before="auto" style:column-width="8.76652777777778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4388888888889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9138888888889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9138888888889cm"/>
    </style:style>
    <style:style style:name="co16" style:family="table-column">
      <style:table-column-properties fo:break-before="auto" style:column-width="12.1531944444444cm" style:use-optimal-column-width="true"/>
    </style:style>
    <style:style style:name="co17" style:family="table-column">
      <style:table-column-properties fo:break-before="auto" style:column-width="4.62138888888889cm" style:use-optimal-column-width="true"/>
    </style:style>
    <style:style style:name="co18" style:family="table-column">
      <style:table-column-properties fo:break-before="auto" style:column-width="11.6063888888889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132" table:style-name="ce31">
            <text:p>8132</text:p>
          </table:table-cell>
          <table:table-cell office:value-type="float" office:value="7208.92" table:style-name="ce34">
            <text:p>7208.92</text:p>
          </table:table-cell>
          <table:table-cell office:value-type="float" office:value="13547" table:style-name="ce51">
            <text:p>13547</text:p>
          </table:table-cell>
          <table:table-cell office:value-type="float" office:value="12517.690000000041" table:style-name="ce52">
            <text:p>12517.69</text:p>
          </table:table-cell>
          <table:table-cell office:value-type="float" office:value="7697" table:style-name="ce54">
            <text:p>7697</text:p>
          </table:table-cell>
          <table:table-cell office:value-type="float" office:value="7434.8700000000044" table:style-name="ce67">
            <text:p>7434.87</text:p>
          </table:table-cell>
          <table:table-cell office:value-type="float" office:value="2665" table:style-name="ce69">
            <text:p>2665</text:p>
          </table:table-cell>
          <table:table-cell office:value-type="float" office:value="2603.4800000000005" table:style-name="ce70">
            <text:p>2603.48</text:p>
          </table:table-cell>
          <table:table-cell office:value-type="float" office:value="255" table:style-name="ce84">
            <text:p>255</text:p>
          </table:table-cell>
          <table:table-cell office:value-type="float" office:value="251.70000000000002" table:style-name="ce87">
            <text:p>251.70</text:p>
          </table:table-cell>
          <table:table-cell office:value-type="float" office:value="3" table:style-name="ce88">
            <text:p>3</text:p>
          </table:table-cell>
          <table:table-cell office:value-type="float" office:value="3" table:style-name="ce90">
            <text:p>3.00</text:p>
          </table:table-cell>
          <table:table-cell office:value-type="float" office:value="32299" table:content-validation-name="val2" table:style-name="ce103">
            <text:p>32,299</text:p>
          </table:table-cell>
          <table:table-cell office:value-type="float" office:value="30019.660000000047" table:content-validation-name="val2" table:style-name="ce104">
            <text:p>30,019.66</text:p>
          </table:table-cell>
          <table:table-cell office:value-type="float" office:value="1394" table:style-name="ce106">
            <text:p>1394</text:p>
          </table:table-cell>
          <table:table-cell office:value-type="float" office:value="1309.2699999999982" table:style-name="ce107">
            <text:p>1309.27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394" table:style-name="ce141">
            <text:p>1,394</text:p>
          </table:table-cell>
          <table:table-cell office:value-type="float" office:value="1309.2699999999982" table:style-name="ce143">
            <text:p>1,309.27</text:p>
          </table:table-cell>
          <table:table-cell office:value-type="float" office:value="33693" table:content-validation-name="val2" table:style-name="ce142">
            <text:p>33,693</text:p>
          </table:table-cell>
          <table:table-cell office:value-type="float" office:value="31328.930000000044" table:content-validation-name="val2" table:style-name="ce144">
            <text:p>31,328.93</text:p>
          </table:table-cell>
          <table:table-cell office:value-type="currency" office:value="75362000" table:content-validation-name="val1" table:style-name="ce12">
            <text:p>£75,362,000.00</text:p>
          </table:table-cell>
          <table:table-cell office:value-type="currency" office:value="9542022" table:content-validation-name="val1" table:style-name="ce12">
            <text:p>£9,542,022.00</text:p>
          </table:table-cell>
          <table:table-cell office:value-type="currency" office:value="497874" table:content-validation-name="val1" table:style-name="ce12">
            <text:p>£497,874.00</text:p>
          </table:table-cell>
          <table:table-cell office:value-type="currency" office:value="972141" table:content-validation-name="val1" table:style-name="ce12">
            <text:p>£972,141.00</text:p>
          </table:table-cell>
          <table:table-cell office:value-type="currency" office:value="17010036" table:content-validation-name="val1" table:style-name="ce12">
            <text:p>£17,010,036.00</text:p>
          </table:table-cell>
          <table:table-cell office:value-type="currency" office:value="8561626" table:content-validation-name="val1" table:style-name="ce12">
            <text:p>£8,561,626.00</text:p>
          </table:table-cell>
          <table:table-cell office:value-type="currency" office:value="111945699" table:style-name="ce13">
            <text:p>£111,945,699.00</text:p>
          </table:table-cell>
          <table:table-cell office:value-type="currency" office:value="5717272" table:content-validation-name="val1" table:style-name="ce14">
            <text:p>£5,717,272.00</text:p>
          </table:table-cell>
          <table:table-cell office:value-type="currency" office:value="2246582" table:content-validation-name="val1" table:style-name="ce14">
            <text:p>£2,246,582.00</text:p>
          </table:table-cell>
          <table:table-cell office:value-type="currency" office:value="7963854" table:style-name="ce13">
            <text:p>£7,963,854.00</text:p>
          </table:table-cell>
          <table:table-cell office:value-type="currency" office:value="119909553" table:style-name="ce15">
            <text:p>£119,909,553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90" table:style-name="ce32">
            <text:p>390</text:p>
          </table:table-cell>
          <table:table-cell office:value-type="float" office:value="307.86699999999968" table:style-name="ce33">
            <text:p>307.87</text:p>
          </table:table-cell>
          <table:table-cell office:value-type="float" office:value="274" table:style-name="ce50">
            <text:p>274</text:p>
          </table:table-cell>
          <table:table-cell office:value-type="float" office:value="245.61500000000001" table:style-name="ce53">
            <text:p>245.62</text:p>
          </table:table-cell>
          <table:table-cell office:value-type="float" office:value="339" table:style-name="ce55">
            <text:p>339</text:p>
          </table:table-cell>
          <table:table-cell office:value-type="float" office:value="322.25" table:style-name="ce66">
            <text:p>322.25</text:p>
          </table:table-cell>
          <table:table-cell office:value-type="float" office:value="55" table:style-name="ce68">
            <text:p>55</text:p>
          </table:table-cell>
          <table:table-cell office:value-type="float" office:value="54.34" table:style-name="ce71">
            <text:p>54.34</text:p>
          </table:table-cell>
          <table:table-cell office:value-type="float" office:value="8" table:style-name="ce85">
            <text:p>8</text:p>
          </table:table-cell>
          <table:table-cell office:value-type="float" office:value="8" table:style-name="ce86">
            <text:p>8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72" table:content-validation-name="val2" table:style-name="ce102">
            <text:p>1,072</text:p>
          </table:table-cell>
          <table:table-cell office:value-type="float" office:value="938.86199999999974" table:content-validation-name="val2" table:style-name="ce105">
            <text:p>938.86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8" table:style-name="ce140">
            <text:p>8</text:p>
          </table:table-cell>
          <table:table-cell office:value-type="float" office:value="8" table:style-name="ce153">
            <text:p>8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8" table:style-name="ce171">
            <text:p>8</text:p>
          </table:table-cell>
          <table:table-cell office:value-type="float" office:value="8" table:style-name="ce173">
            <text:p>8.00</text:p>
          </table:table-cell>
          <table:table-cell office:value-type="float" office:value="1080" table:content-validation-name="val2" table:style-name="ce145">
            <text:p>1,080</text:p>
          </table:table-cell>
          <table:table-cell office:value-type="float" office:value="946.86199999999974" table:content-validation-name="val2" table:style-name="ce172">
            <text:p>946.86</text:p>
          </table:table-cell>
          <table:table-cell office:value-type="currency" office:value="2154556.2799999998" table:content-validation-name="val1" table:style-name="ce12">
            <text:p>£2,154,556.28</text:p>
          </table:table-cell>
          <table:table-cell office:value-type="currency" office:value="36748.589999999997" table:content-validation-name="val1" table:style-name="ce12">
            <text:p>£36,748.5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1940.720000000001" table:content-validation-name="val1" table:style-name="ce12">
            <text:p>£31,940.72</text:p>
          </table:table-cell>
          <table:table-cell office:value-type="currency" office:value="441824.41" table:content-validation-name="val1" table:style-name="ce12">
            <text:p>£441,824.41</text:p>
          </table:table-cell>
          <table:table-cell office:value-type="currency" office:value="201188.32" table:content-validation-name="val1" table:style-name="ce12">
            <text:p>£201,188.32</text:p>
          </table:table-cell>
          <table:table-cell office:value-type="currency" office:value="2866258.32" table:style-name="ce13">
            <text:p>£2,866,258.32</text:p>
          </table:table-cell>
          <table:table-cell office:value-type="currency" office:value="132055.28999999998" table:content-validation-name="val1" table:style-name="ce14">
            <text:p>£132,055.29</text:p>
          </table:table-cell>
          <table:table-cell office:value-type="currency" office:value="151887.1999999999" table:content-validation-name="val1" table:style-name="ce14">
            <text:p>£151,887.20</text:p>
          </table:table-cell>
          <table:table-cell office:value-type="currency" office:value="283942.48999999987" table:style-name="ce13">
            <text:p>£283,942.49</text:p>
          </table:table-cell>
          <table:table-cell office:value-type="currency" office:value="3150200.8099999996" table:style-name="ce15">
            <text:p>£3,150,200.8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207" table:style-name="ce30">
            <text:p>207</text:p>
          </table:table-cell>
          <table:table-cell office:value-type="float" office:value="200.1" table:style-name="ce35">
            <text:p>200.10</text:p>
          </table:table-cell>
          <table:table-cell office:value-type="float" office:value="493" table:style-name="ce42">
            <text:p>493</text:p>
          </table:table-cell>
          <table:table-cell office:value-type="float" office:value="478.2" table:style-name="ce49">
            <text:p>478.20</text:p>
          </table:table-cell>
          <table:table-cell office:value-type="float" office:value="266" table:style-name="ce56">
            <text:p>266</text:p>
          </table:table-cell>
          <table:table-cell office:value-type="float" office:value="258.10000000000002" table:style-name="ce57">
            <text:p>258.10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79">
            <text:p>39.80</text:p>
          </table:table-cell>
          <table:table-cell office:value-type="float" office:value="11" table:style-name="ce81">
            <text:p>11</text:p>
          </table:table-cell>
          <table:table-cell office:value-type="float" office:value="10.6" table:style-name="ce82">
            <text:p>10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24" table:content-validation-name="val2" table:style-name="ce102">
            <text:p>1,024</text:p>
          </table:table-cell>
          <table:table-cell office:value-type="float" office:value="988.3" table:content-validation-name="val2" table:style-name="ce116">
            <text:p>988.30</text:p>
          </table:table-cell>
          <table:table-cell office:value-type="float" office:value="29" table:style-name="ce119">
            <text:p>29</text:p>
          </table:table-cell>
          <table:table-cell office:value-type="float" office:value="28.6" table:style-name="ce122">
            <text:p>28.6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5" table:style-name="ce133">
            <text:p>5</text:p>
          </table:table-cell>
          <table:table-cell office:value-type="float" office:value="2.2999999999999998" table:style-name="ce160">
            <text:p>2.3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34" table:style-name="ce171">
            <text:p>34</text:p>
          </table:table-cell>
          <table:table-cell office:value-type="float" office:value="30.900000000000002" table:style-name="ce146">
            <text:p>30.90</text:p>
          </table:table-cell>
          <table:table-cell office:value-type="float" office:value="1058" table:content-validation-name="val2" table:style-name="ce145">
            <text:p>1,058</text:p>
          </table:table-cell>
          <table:table-cell office:value-type="float" office:value="1019.1999999999999" table:content-validation-name="val2" table:style-name="ce148">
            <text:p>1,019.20</text:p>
          </table:table-cell>
          <table:table-cell office:value-type="currency" office:value="2810826.33" table:content-validation-name="val1" table:style-name="ce12">
            <text:p>£2,810,826.33</text:p>
          </table:table-cell>
          <table:table-cell office:value-type="currency" office:value="144131" table:content-validation-name="val1" table:style-name="ce12">
            <text:p>£144,131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9856" table:content-validation-name="val1" table:style-name="ce12">
            <text:p>£19,856.00</text:p>
          </table:table-cell>
          <table:table-cell office:value-type="currency" office:value="580709" table:content-validation-name="val1" table:style-name="ce12">
            <text:p>£580,709.00</text:p>
          </table:table-cell>
          <table:table-cell office:value-type="currency" office:value="310486" table:content-validation-name="val1" table:style-name="ce12">
            <text:p>£310,486.00</text:p>
          </table:table-cell>
          <table:table-cell office:value-type="currency" office:value="3866008.33" table:style-name="ce13">
            <text:p>£3,866,008.33</text:p>
          </table:table-cell>
          <table:table-cell office:value-type="currency" office:value="168487" table:content-validation-name="val1" table:style-name="ce14">
            <text:p>£168,487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68487" table:style-name="ce13">
            <text:p>£168,487.00</text:p>
          </table:table-cell>
          <table:table-cell office:value-type="currency" office:value="4034495.33" table:style-name="ce15">
            <text:p>£4,034,495.33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7" table:style-name="ce37">
            <text:p>7</text:p>
          </table:table-cell>
          <table:table-cell office:value-type="float" office:value="7" table:style-name="ce39">
            <text:p>7.00</text:p>
          </table:table-cell>
          <table:table-cell office:value-type="float" office:value="8" table:style-name="ce44">
            <text:p>8</text:p>
          </table:table-cell>
          <table:table-cell office:value-type="float" office:value="7.8" table:style-name="ce48">
            <text:p>7.80</text:p>
          </table:table-cell>
          <table:table-cell office:value-type="float" office:value="36.5" table:style-name="ce61">
            <text:p>36.5</text:p>
          </table:table-cell>
          <table:table-cell office:value-type="float" office:value="35.799999999999997" table:style-name="ce58">
            <text:p>35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3.5" table:content-validation-name="val2" table:style-name="ce102">
            <text:p>54</text:p>
          </table:table-cell>
          <table:table-cell office:value-type="float" office:value="52.399999999999991" table:content-validation-name="val2" table:style-name="ce117">
            <text:p>52.40</text:p>
          </table:table-cell>
          <table:table-cell office:value-type="float" office:value="1" table:style-name="ce120">
            <text:p>1</text:p>
          </table:table-cell>
          <table:table-cell office:value-type="float" office:value="0.6" table:style-name="ce121">
            <text:p>0.6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1" table:style-name="ce171">
            <text:p>1</text:p>
          </table:table-cell>
          <table:table-cell office:value-type="float" office:value="0.6" table:style-name="ce147">
            <text:p>0.60</text:p>
          </table:table-cell>
          <table:table-cell office:value-type="float" office:value="54.5" table:content-validation-name="val2" table:style-name="ce145">
            <text:p>55</text:p>
          </table:table-cell>
          <table:table-cell office:value-type="float" office:value="52.999999999999993" table:content-validation-name="val2" table:style-name="ce149">
            <text:p>53.00</text:p>
          </table:table-cell>
          <table:table-cell office:value-type="currency" office:value="161647.29" table:content-validation-name="val1" table:style-name="ce12">
            <text:p>£161,647.29</text:p>
          </table:table-cell>
          <table:table-cell office:value-type="currency" office:value="989.67" table:content-validation-name="val1" table:style-name="ce12">
            <text:p>£989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3210.47" table:content-validation-name="val1" table:style-name="ce12">
            <text:p>£33,210.47</text:p>
          </table:table-cell>
          <table:table-cell office:value-type="currency" office:value="16964.59" table:content-validation-name="val1" table:style-name="ce12">
            <text:p>£16,964.59</text:p>
          </table:table-cell>
          <table:table-cell office:value-type="currency" office:value="212812.02000000002" table:style-name="ce13">
            <text:p>£212,812.02</text:p>
          </table:table-cell>
          <table:table-cell office:value-type="currency" office:value="1665" table:content-validation-name="val1" table:style-name="ce14">
            <text:p>£1,665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665" table:style-name="ce13">
            <text:p>£1,665.00</text:p>
          </table:table-cell>
          <table:table-cell office:value-type="currency" office:value="214477.02000000002" table:style-name="ce15">
            <text:p>£214,477.02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75" table:style-name="ce36">
            <text:p>75</text:p>
          </table:table-cell>
          <table:table-cell office:value-type="float" office:value="66.78" table:style-name="ce38">
            <text:p>66.78</text:p>
          </table:table-cell>
          <table:table-cell office:value-type="float" office:value="87" table:style-name="ce45">
            <text:p>87</text:p>
          </table:table-cell>
          <table:table-cell office:value-type="float" office:value="86.13" table:style-name="ce47">
            <text:p>86.13</text:p>
          </table:table-cell>
          <table:table-cell office:value-type="float" office:value="69" table:style-name="ce62">
            <text:p>69</text:p>
          </table:table-cell>
          <table:table-cell office:value-type="float" office:value="67.72" table:style-name="ce64">
            <text:p>67.72</text:p>
          </table:table-cell>
          <table:table-cell office:value-type="float" office:value="17" table:style-name="ce72">
            <text:p>17</text:p>
          </table:table-cell>
          <table:table-cell office:value-type="float" office:value="16.5" table:style-name="ce74">
            <text:p>16.5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2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58" table:content-validation-name="val2" table:style-name="ce102">
            <text:p>258</text:p>
          </table:table-cell>
          <table:table-cell office:value-type="float" office:value="242.25" table:content-validation-name="val2" table:style-name="ce111">
            <text:p>242.25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5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66">
            <text:p>0.00</text:p>
          </table:table-cell>
          <table:table-cell office:value-type="float" office:value="2" table:style-name="ce167">
            <text:p>2</text:p>
          </table:table-cell>
          <table:table-cell office:value-type="float" office:value="1.4" table:style-name="ce168">
            <text:p>1.4</text:p>
          </table:table-cell>
          <table:table-cell office:value-type="float" office:value="2" table:style-name="ce171">
            <text:p>2</text:p>
          </table:table-cell>
          <table:table-cell office:value-type="float" office:value="1.4" table:style-name="ce174">
            <text:p>1.40</text:p>
          </table:table-cell>
          <table:table-cell office:value-type="float" office:value="260" table:content-validation-name="val2" table:style-name="ce145">
            <text:p>260</text:p>
          </table:table-cell>
          <table:table-cell office:value-type="float" office:value="243.65" table:content-validation-name="val2" table:style-name="ce150">
            <text:p>243.65</text:p>
          </table:table-cell>
          <table:table-cell office:value-type="currency" office:value="722343.58" table:content-validation-name="val1" table:style-name="ce12">
            <text:p>£722,343.58</text:p>
          </table:table-cell>
          <table:table-cell office:value-type="currency" office:value="110231.2" table:content-validation-name="val1" table:style-name="ce12">
            <text:p>£110,231.20</text:p>
          </table:table-cell>
          <table:table-cell office:value-type="currency" office:value="2750" table:content-validation-name="val1" table:style-name="ce12">
            <text:p>£2,750.00</text:p>
          </table:table-cell>
          <table:table-cell office:value-type="currency" office:value="17510" table:content-validation-name="val1" table:style-name="ce12">
            <text:p>£17,510.00</text:p>
          </table:table-cell>
          <table:table-cell office:value-type="currency" office:value="137579.45000000001" table:content-validation-name="val1" table:style-name="ce12">
            <text:p>£137,579.45</text:p>
          </table:table-cell>
          <table:table-cell office:value-type="currency" office:value="91712.02" table:content-validation-name="val1" table:style-name="ce12">
            <text:p>£91,712.02</text:p>
          </table:table-cell>
          <table:table-cell office:value-type="currency" office:value="1082126.25" table:style-name="ce13">
            <text:p>£1,082,126.25</text:p>
          </table:table-cell>
          <table:table-cell office:value-type="currency" office:value="3466" table:content-validation-name="val1" table:style-name="ce14">
            <text:p>£3,466.00</text:p>
          </table:table-cell>
          <table:table-cell office:value-type="currency" office:value="25020" table:content-validation-name="val1" table:style-name="ce14">
            <text:p>£25,020.00</text:p>
          </table:table-cell>
          <table:table-cell office:value-type="currency" office:value="28486" table:style-name="ce13">
            <text:p>£28,486.00</text:p>
          </table:table-cell>
          <table:table-cell office:value-type="currency" office:value="1110612.25" table:style-name="ce15">
            <text:p>£1,110,612.25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0">
            <text:p>7.0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98" table:style-name="ce63">
            <text:p>98</text:p>
          </table:table-cell>
          <table:table-cell office:value-type="float" office:value="96.24" table:style-name="ce65">
            <text:p>96.24</text:p>
          </table:table-cell>
          <table:table-cell office:value-type="float" office:value="7" table:style-name="ce73">
            <text:p>7</text:p>
          </table:table-cell>
          <table:table-cell office:value-type="float" office:value="6.59" table:style-name="ce75">
            <text:p>6.59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93">
            <text:p>1.0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4" table:content-validation-name="val2" table:style-name="ce109">
            <text:p>124</text:p>
          </table:table-cell>
          <table:table-cell office:value-type="float" office:value="120.52" table:content-validation-name="val2" table:style-name="ce110">
            <text:p>120.5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4" table:content-validation-name="val2" table:style-name="ce152">
            <text:p>124</text:p>
          </table:table-cell>
          <table:table-cell office:value-type="float" office:value="120.52" table:content-validation-name="val2" table:style-name="ce151">
            <text:p>120.52</text:p>
          </table:table-cell>
          <table:table-cell office:value-type="currency" office:value="310611.89" table:content-validation-name="val1" table:style-name="ce12">
            <text:p>£310,611.89</text:p>
          </table:table-cell>
          <table:table-cell office:value-type="currency" office:value="6368.78" table:content-validation-name="val1" table:style-name="ce12">
            <text:p>£6,368.7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1207.49" table:content-validation-name="val1" table:style-name="ce12">
            <text:p>£61,207.49</text:p>
          </table:table-cell>
          <table:table-cell office:value-type="currency" office:value="31626.69" table:content-validation-name="val1" table:style-name="ce12">
            <text:p>£31,626.69</text:p>
          </table:table-cell>
          <table:table-cell office:value-type="currency" office:value="409814.85000000003" table:style-name="ce13">
            <text:p>£409,814.8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09814.85000000003" table:style-name="ce15">
            <text:p>£409,814.85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9-02-25T09:47:36Z</dc:date>
  </office:meta>
</office:document-meta>
</file>